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officeooo:rsid="000c83a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/>sudo apt install xfce4 xfce4-goodies</text:p>
      <text:p text:style-name="Standard"><text:s/>sudo apt install tigervnc-standalone-server</text:p>
      <text:p text:style-name="Standard"><text:s/><text:span text:style-name="T1">v</text:span>ncpasswd</text:p>
      <text:p text:style-name="Standard"><text:s text:c="2"/>vim ~/.vnc/xstartup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06T17:37:36.523990635</meta:creation-date>
    <dc:date>2022-04-06T17:43:07.908189493</dc:date>
    <meta:editing-duration>PT5M16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4" meta:word-count="12" meta:character-count="112" meta:non-whitespace-character-count="99"/>
  </office:meta>
</office:document-meta>
</file>